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style:font-name="Arial"/>
    </style:style>
    <style:style style:name="P2" style:family="paragraph" style:parent-style-name="Standard">
      <style:text-properties officeooo:rsid="00184c8c" officeooo:paragraph-rsid="00184c8c"/>
    </style:style>
    <style:style style:name="P3" style:family="paragraph" style:parent-style-name="Standard">
      <style:text-properties style:text-line-through-style="solid" style:text-line-through-type="single" style:font-name="Arial" officeooo:rsid="00184c8c" officeooo:paragraph-rsid="00184c8c"/>
    </style:style>
    <style:style style:name="P4" style:family="paragraph" style:parent-style-name="Standard">
      <style:text-properties style:font-name="Arial" officeooo:rsid="00184c8c" officeooo:paragraph-rsid="00184c8c"/>
    </style:style>
    <style:style style:name="P5" style:family="paragraph" style:parent-style-name="Standard">
      <style:text-properties officeooo:rsid="001a1c84" officeooo:paragraph-rsid="001a1c84"/>
    </style:style>
    <style:style style:name="P6" style:family="paragraph" style:parent-style-name="Text_20_body">
      <style:text-properties officeooo:rsid="00184c8c" officeooo:paragraph-rsid="00184c8c"/>
    </style:style>
    <style:style style:name="P7" style:family="paragraph" style:parent-style-name="Text_20_body">
      <style:text-properties officeooo:rsid="001a1c84" officeooo:paragraph-rsid="001a1c84"/>
    </style:style>
    <style:style style:name="P8" style:family="paragraph" style:parent-style-name="Text_20_body">
      <style:text-properties officeooo:rsid="001d92f2" officeooo:paragraph-rsid="001d92f2"/>
    </style:style>
    <style:style style:name="P9" style:family="paragraph" style:parent-style-name="Heading_20_3">
      <style:text-properties style:font-name="Arial"/>
    </style:style>
    <style:style style:name="T1" style:family="text">
      <style:text-properties style:text-line-through-style="solid" style:text-line-through-type="single" style:font-name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Установка на Stretch</text:h>
      <text:p text:style-name="P4"/>
      <text:p text:style-name="P4">apt update</text:p>
      <text:p text:style-name="P4"/>
      <text:p text:style-name="P2"><text:span text:style-name="T1">зайти на </text:span><text:a xlink:type="simple" xlink:href="https://packages.debian.org/jessie-backports/libssl1.0.0" text:style-name="Internet_20_link" text:visited-style-name="Visited_20_Internet_20_Link"><text:span text:style-name="T1">https://packages.debian.org/jessie-backports/libssl1.0.0</text:span></text:a><text:span text:style-name="T1"> — чтоб встало монго от джесси. Смотрите там ссылку на скачивание последней libssl1.0.0</text:span></text:p>
      <text:p text:style-name="P3"/>
      <text:p text:style-name="P2"><text:span text:style-name="T1">wget </text:span><text:a xlink:type="simple" xlink:href="http://ftp.fr.debian.org/debian/pool/main/o/openssl/libssl1.0.0_1.0.2l-1~bpo8+1_amd64.deb" text:style-name="Internet_20_link" text:visited-style-name="Visited_20_Internet_20_Link"><text:span text:style-name="T1">http://ftp.fr.debian.org/debian/pool/main/o/openssl/libssl1.0.0_1.0.2l-1~bpo8+1_amd64.deb</text:span></text:a></text:p>
      <text:p text:style-name="P3">dpkg -i libssl1.0.0*deb</text:p>
      <text:p text:style-name="P4"/>
      <text:h text:style-name="P9" text:outline-level="3">Установка Mongodb</text:h>
      <text:p text:style-name="P4"/>
      <text:p text:style-name="P4">apt install dirmngr</text:p>
      <text:p text:style-name="P4">apt-key adv --keyserver hkp://keyserver.ubuntu.com:80 --recv 58712A2291FA4AD5</text:p>
      <text:p text:style-name="P4"/>
      <text:p text:style-name="P4">echo "deb http://repo.mongodb.org/apt/debian stretch/mongodb-org/3.6 main" | <text:s/>tee /etc/apt/sources.list.d/mongodb-org-3.6.list</text:p>
      <text:p text:style-name="P4"/>
      <text:p text:style-name="P4">apt-get update</text:p>
      <text:p text:style-name="P4"/>
      <text:p text:style-name="P4">apt-get install -y mongodb-org</text:p>
      <text:p text:style-name="P4"/>
      <text:h text:style-name="Heading_20_3" text:outline-level="3">Скопировать дистр</text:h>
      <text:p text:style-name="Text_20_body"/>
      <text:p text:style-name="P6">Можно по scp (winscp, scp, sftp). Например с рабочего компа на сервер </text:p>
      <text:p text:style-name="P2">scp Projects/Spot4/dist/spot4-217.tar.gz <text:a xlink:type="simple" xlink:href="mailto:root@server.ip" text:style-name="Internet_20_link" text:visited-style-name="Visited_20_Internet_20_Link">root@server.ip</text:a>:~</text:p>
      <text:p text:style-name="P2"/>
      <text:h text:style-name="Heading_20_3" text:outline-level="3">Установка</text:h>
      <text:p text:style-name="P2"/>
      <text:p text:style-name="P2">tar -C / -x -f ~/spot4-217.tar.gz</text:p>
      <text:p text:style-name="P5">cd /opt/spot4/config/</text:p>
      <text:p text:style-name="P5">cp config.json.example config.json</text:p>
      <text:p text:style-name="P5">ln -s /opt/spot4/systemd/spot.service /etc/systemd/system/</text:p>
      <text:p text:style-name="P5">ln -s /opt/spot4/systemd/spot.service /etc/systemd/system/multi-user.target.wants/ </text:p>
      <text:p text:style-name="P5"/>
      <text:h text:style-name="Heading_20_3" text:outline-level="3">Настройка</text:h>
      <text:p text:style-name="Text_20_body"/>
      <text:p text:style-name="P7">nano /opt/spot4/config/config.json</text:p>
      <text:p text:style-name="P7"/>
      <text:p text:style-name="P7"><text:soft-page-break/>Секрет для радиуса - поменять<text:line-break/>"RADIUS_SECRET" : "testing123", <text:line-break/><text:line-break/>логин-пароль админа на первый запуск<text:line-break/>"API_SECRET": {"admin":"testing123"},</text:p>
      <text:p text:style-name="P7"/>
      <text:p text:style-name="P7">Сколько выделить под подробную статистику в мегабайтах</text:p>
      <text:p text:style-name="P7">"NETFLOW_SIZE": 2100,</text:p>
      <text:p text:style-name="P7"/>
      <text:p text:style-name="P7">Оставьте так чтоб лог писался в журнал</text:p>
      <text:p text:style-name="P7">"LOGFILE": null,</text:p>
      <text:p text:style-name="P7"/>
      <text:p text:style-name="P7">в "SMS": { … <text:s/>"pool": [ список для рассылок смс<text:line-break/><text:line-break/>остается так</text:p>
      <text:p text:style-name="P7"/>
      <text:p text:style-name="P7"><text:s text:c="8"/>"pool": [</text:p>
      <text:p text:style-name="P7"><text:s text:c="24"/>{</text:p>
      <text:p text:style-name="P7"><text:s text:c="24"/>"driver":"smsc",</text:p>
      <text:p text:style-name="P7"><text:s text:c="24"/>"method":"get",</text:p>
      <text:p text:style-name="P7"><text:s text:c="24"/>"sender": true,</text:p>
      <text:p text:style-name="P7"><text:s text:c="24"/>"reciever": false,</text:p>
      <text:p text:style-name="P7"><text:s text:c="24"/>"encoding":"utf-8",</text:p>
      <text:p text:style-name="P7"><text:s text:c="24"/>"login":"логин",</text:p>
      <text:p text:style-name="P7"><text:s text:c="24"/>"password":"пас"</text:p>
      <text:p text:style-name="P7"><text:s text:c="24"/>}</text:p>
      <text:p text:style-name="P7"><text:s text:c="16"/>]</text:p>
      <text:p text:style-name="P7"/>
      <text:p text:style-name="P7"><text:s text:c="24"/>"sender": true, отправка включена</text:p>
      <text:p text:style-name="P7"><text:s text:c="24"/>"reciever": false, приём выключен<text:line-break/></text:p>
      <text:p text:style-name="P7"/>
      <text:p text:style-name="P7"><text:soft-page-break/>ключик</text:p>
      <text:p text:style-name="P7">"LIC": "название::ezctRq6ei1mbT7y6GRfyFWXWQKavz2y8xTcddN0wB+eywxhAbBsV/IsxAx5K9bFElkatAeD1iNgCejlFWhd5Q5ZVGaIPbFSn591hpJ4BgflG248sbDhABvAPHEXYoWb0S8jBEap1gz590uEpz07Z4X6TDapTBZWTIovRVD375p7RgBvk9EXC0dDu0a3l4E9SjRXBG//x5Ht8gQHAD/SKTY5FR1W2Ly3I7Xi+BTWGjgKPb24hhbV1Y85x24Kkd9rQqKew3mYltDExsVSOMpWqJ2A5KDnsAFonw6gcJmUAO2IFoBmKr65Jpf0SO61LuDqceWwLO+KEYC/Rl4GUQipFeg==",</text:p>
      <text:p text:style-name="P7"/>
      <text:h text:style-name="Heading_20_2" text:outline-level="2">Старт</text:h>
      <text:p text:style-name="Text_20_body">systemctl start spot</text:p>
      <text:p text:style-name="P8">лог</text:p>
      <text:p text:style-name="Text_20_body">journalctl -e -f -u sp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 Eerie</meta:initial-creator>
    <meta:creation-date>2018-05-31T23:07:45.988915066</meta:creation-date>
    <dc:date>2018-05-31T23:37:43.140251302</dc:date>
    <dc:creator>Alex  Eerie</dc:creator>
    <meta:editing-duration>PT7M46S</meta:editing-duration>
    <meta:editing-cycles>2</meta:editing-cycles>
    <meta:generator>LibreOffice/6.0.4.2$Linux_X86_64 LibreOffice_project/00m0$Build-2</meta:generator>
    <meta:document-statistic meta:table-count="0" meta:image-count="0" meta:object-count="0" meta:page-count="3" meta:paragraph-count="47" meta:word-count="172" meta:character-count="2239" meta:non-whitespace-character-count="1819"/>
  </office:meta>
</office:document-meta>
</file>